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kumentacija Development</text:p>
      <text:p text:style-name="P7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-details/:id</text:p>
      <text:p text:style-name="P5"><text:tab/><text:tab/><text:tab/>api/owner/Restaurant/get-restaurant-edit/:id</text:p>
      <text:p text:style-name="P5"><text:tab/><text:tab/><text:tab/>api/owner/Restaurant/get-restaurant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-details/:id</text:p>
      <text:p text:style-name="P5"><text:tab/><text:tab/><text:tab/>api/owner/Menu/get-menu-edit/:id</text:p>
      <text:p text:style-name="P5"><text:tab/><text:tab/><text:tab/>api/owner/Menu/get-menu-item-details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5"><text:tab/><text:tab/><text:tab/>api/owner/Employee/get-employee-details/:id</text:p>
      <text:p text:style-name="P5"><text:tab/><text:tab/><text:tab/>api/owner/Employee/get-employee-edit/:id</text:p>
      <text:p text:style-name="P5"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5"><text:tab/><text:tab/><text:tab/>api/owner/Chat/get-chats</text:p>
      <text:p text:style-name="P5"><text:tab/><text:tab/><text:tab/>api/owner/Chat/get-chats-for-menu</text:p>
      <text:p text:style-name="P5"><text:tab/><text:tab/><text:tab/>api/owner/Chat/get-chat/:id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0-27T11:12:41.877000000</dc:date>
    <meta:editing-duration>PT4H28M10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9" meta:word-count="54" meta:character-count="1222" meta:non-whitespace-character-count="1117"/>
  </office:meta>
</office:document-meta>
</file>